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14" style:family="paragraph" style:parent-style-name="Standard">
      <style:paragraph-properties fo:text-align="center" style:justify-single-word="false"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fo:color="#800000" style:font-name="Helvetica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P15" style:family="paragraph" style:parent-style-name="Standard">
      <style:paragraph-properties style:text-autospace="none"/>
    </style:style>
    <style:style style:name="P16" style:family="paragraph" style:parent-style-name="Standard" style:list-style-name="L5">
      <style:paragraph-properties style:text-autospace="none"/>
    </style:style>
    <style:style style:name="P17" style:family="paragraph" style:parent-style-name="Standard" style:list-style-name="L5">
      <style:paragraph-properties style:text-autospace="none"/>
    </style:style>
    <style:style style:name="P18" style:family="paragraph" style:parent-style-name="Standard" style:list-style-name="L5">
      <style:paragraph-properties style:text-autospace="none"/>
    </style:style>
    <style:style style:name="P19" style:family="paragraph" style:parent-style-name="Standard" style:list-style-name="L5">
      <style:paragraph-properties style:text-autospace="none"/>
    </style:style>
    <style:style style:name="P20" style:family="paragraph" style:parent-style-name="Standard">
      <style:paragraph-properties style:text-autospace="none"/>
      <style:text-properties fo:font-style="italic" style:font-style-asian="italic" style:font-style-complex="italic"/>
    </style:style>
    <style:style style:name="P21" style:family="paragraph" style:parent-style-name="Standard" style:list-style-name="L7">
      <style:paragraph-properties style:text-autospace="none"/>
      <style:text-properties fo:font-style="italic" style:font-style-asian="italic" style:font-style-complex="italic"/>
    </style:style>
    <style:style style:name="P22" style:family="paragraph" style:parent-style-name="Standard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24" style:family="paragraph" style:parent-style-name="Standard" style:list-style-name="L1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25" style:family="paragraph" style:parent-style-name="Standard" style:list-style-name="L1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26" style:family="paragraph" style:parent-style-name="Standard" style:list-style-name="L1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27" style:family="paragraph" style:parent-style-name="Standard" style:list-style-name="L2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28" style:family="paragraph" style:parent-style-name="Standard" style:list-style-name="L2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29" style:family="paragraph" style:parent-style-name="Standard" style:list-style-name="L2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30" style:family="paragraph" style:parent-style-name="Standard" style:list-style-name="L3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31" style:family="paragraph" style:parent-style-name="Standard" style:list-style-name="L3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32" style:family="paragraph" style:parent-style-name="Standard" style:list-style-name="L3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33" style:family="paragraph" style:parent-style-name="Standard">
      <style:paragraph-properties fo:margin-left="1.27cm" fo:margin-right="0cm" fo:text-align="start" style:justify-single-word="false" fo:text-indent="-1.27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P34" style:family="paragraph" style:parent-style-name="Standard" style:list-style-name="L6">
      <style:paragraph-properties fo:margin-left="-0.026cm" fo:margin-right="0cm" fo:text-align="start" style:justify-single-word="false" fo:text-indent="0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35" style:family="paragraph" style:parent-style-name="Standard" style:list-style-name="L6">
      <style:paragraph-properties fo:margin-left="-0.026cm" fo:margin-right="0cm" fo:text-align="start" style:justify-single-word="false" fo:text-indent="0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36" style:family="paragraph" style:parent-style-name="Standard" style:list-style-name="L6">
      <style:paragraph-properties fo:margin-left="-0.026cm" fo:margin-right="0cm" fo:text-align="start" style:justify-single-word="false" fo:text-indent="0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37" style:family="paragraph" style:parent-style-name="Standard" style:list-style-name="L6">
      <style:paragraph-properties fo:margin-left="-0.026cm" fo:margin-right="0cm" fo:text-align="start" style:justify-single-word="false" fo:text-indent="0cm" style:auto-text-indent="false" style:text-autospace="none">
        <style:tab-stops>
          <style:tab-stop style:position="-0.882cm"/>
          <style:tab-stop style:position="0cm"/>
          <style:tab-stop style:position="0.728cm"/>
          <style:tab-stop style:position="1.729cm"/>
          <style:tab-stop style:position="2.729cm"/>
          <style:tab-stop style:position="3.729cm"/>
          <style:tab-stop style:position="4.729cm"/>
          <style:tab-stop style:position="5.729cm"/>
          <style:tab-stop style:position="6.729cm"/>
          <style:tab-stop style:position="7.729cm"/>
          <style:tab-stop style:position="8.729cm"/>
          <style:tab-stop style:position="9.73cm"/>
          <style:tab-stop style:position="10.73cm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1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2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3" style:family="text">
      <style:text-properties style:use-window-font-color="true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.ODT</text:p>
      <text:p text:style-name="P1">===========</text:p>
      <text:p text:style-name="P1"/>
      <text:p text:style-name="P1">This version, August 9, 2010, 10:12pm AEST.</text:p>
      <text:p text:style-name="P1"/>
      <text:p text:style-name="P14">The files are prefixed by the <text:span text:style-name="T5">type of economy</text:span> considered.</text:p>
      <text:p text:style-name="P1"/>
      <text:p text:style-name="P12">1. DM Price-taking Model with Money, Credit and Capital Complementarity in DM</text:p>
      <text:p text:style-name="P7"/>
      <text:list text:style-name="L1">
        <text:list-item>
          <text:p text:style-name="P24">pt_ss.m (Solve for steady state)</text:p>
        </text:list-item>
        <text:list-item>
          <text:p text:style-name="P24">pt_eq.m (Specify stochastic dynamic SME characterization)</text:p>
        </text:list-item>
        <text:list-item>
          <text:p text:style-name="P24">pt_run.m (Main script to solve, simulate and do impulse responses.)</text:p>
        </text:list-item>
      </text:list>
      <text:p text:style-name="P8"/>
      <text:p text:style-name="P13">2. Limit of Economy 1 with no anonymity (KAPPA = 0)</text:p>
      <text:p text:style-name="P8"/>
      <text:p text:style-name="P8"><text:tab/>This is equivalent to a pareto solution.</text:p>
      <text:p text:style-name="P8"/>
      <text:list text:style-name="L2">
        <text:list-item>
          <text:p text:style-name="P27">pareto_ss.m (Solve for steady state)</text:p>
        </text:list-item>
        <text:list-item>
          <text:p text:style-name="P27">pareto_eq.m (Specify stochastic dynamic SME characterization)</text:p>
        </text:list-item>
        <text:list-item>
          <text:p text:style-name="P27">pareto_run.m (Main script to solve, simulate and do impulse responses.)</text:p>
        </text:list-item>
      </text:list>
      <text:p text:style-name="P23"/>
      <text:p text:style-name="P33">3. <text:s/>Limit of Economy 1 with dichotomy between DM and CM (PHI = 1)</text:p>
      <text:p text:style-name="P23"/>
      <text:p text:style-name="P23">Note PHI is \varomega in the paper!</text:p>
      <text:p text:style-name="P23"/>
      <text:list text:style-name="L3">
        <text:list-item>
          <text:p text:style-name="P30">ptnodmk_ss.m (Solve for steady state</text:p>
        </text:list-item>
        <text:list-item>
          <text:p text:style-name="P30">ptnodmk_eq.m (Specify stochastic dynamic SME characterization)</text:p>
        </text:list-item>
        <text:list-item>
          <text:p text:style-name="P30">ptnodmk_run.m (Main script to solve, simulate and do impulse responses.)</text:p>
        </text:list-item>
      </text:list>
      <text:p text:style-name="P23"/>
      <text:p text:style-name="P33">Other files</text:p>
      <text:p text:style-name="P33"/>
      <text:list text:style-name="L6">
        <text:list-item>
          <text:p text:style-name="P34">Model primitives, i.e. preference and technology functions, and their derivatives, are found in directory <text:span text:style-name="T6">/_func</text:span></text:p>
        </text:list-item>
        <text:list-item>
          <text:p text:style-name="P34">Computational tools are found in <text:span text:style-name="T6">/_tools</text:span></text:p>
        </text:list-item>
        <text:list-item>
          <text:p text:style-name="P34">Older files are archived in <text:span text:style-name="T6">/_old</text:span></text:p>
        </text:list-item>
        <text:list-item>
          <text:p text:style-name="P34"><text:span text:style-name="T4"/></text:p>
        </text:list-item>
      </text:list>
      <text:p text:style-name="P23"/>
      <text:p text:style-name="P23">NOTES:</text:p>
      <text:p text:style-name="P23"/>
      <text:list text:style-name="L5">
        <text:list-item>
          <text:p text:style-name="P16"><text:span text:style-name="T1">The parameter SIGMA is still fixed at an exogenous 0.065. This needs to be calibrated in baseline Economy 1 to the semi-elasticity of money deamd w.r.t. interest rate. STILL IN PROGRESS.</text:span></text:p>
        </text:list-item>
        <text:list-item>
          <text:p text:style-name="P16"><text:span text:style-name="T1">Proportional bargaining case under construction. </text:span></text:p>
        </text:list-item>
        <text:list-item>
          <text:p text:style-name="P16"><text:span text:style-name="T1">Nash bargaining to be done.</text:span></text:p>
        </text:list-item>
        <text:list-item>
          <text:p text:style-name="P16"><text:span text:style-name="T1">Where is CIA model??</text:span></text:p>
        </text:list-item>
      </text:list>
      <text:p text:style-name="P15"><text:span text:style-name="T1"/></text:p>
      <text:p text:style-name="P15"><text:span text:style-name="T1"/></text:p>
      <text:p text:style-name="P15"><text:span text:style-name="T1"/></text:p>
      <text:p text:style-name="P22"><text:span text:style-name="T2">Changelog: </text:span></text:p>
      <text:p text:style-name="P20"><text:span text:style-name="T1"/></text:p>
      <text:list text:style-name="L7">
        <text:list-item>
          <text:p text:style-name="P21"><text:span text:style-name="T1">T. Kam, August 9, 10.28pm AEST, Created </text:span><text:span text:style-name="T3">Economy 3 </text:span><text:span text:style-name="T1">above; Renamed files to shorter and more logical names!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10-08-11T22:23:39</meta:creation-date>
    <dc:date>2010-08-11T22:30:22</dc:date>
    <dc:language>en-AU</dc:language>
    <meta:editing-cycles>2</meta:editing-cycles>
    <meta:editing-duration>PT6M4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235" meta:character-count="1484"/>
  </office:meta>
</office:document-meta>
</file>